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Arial" fo:font-weight="bold" style:font-weight-asian="bold" style:font-name-complex="Arial1"/>
    </style:style>
    <style:style style:name="P2" style:family="paragraph" style:parent-style-name="Standard">
      <style:paragraph-properties fo:text-align="center" style:justify-single-word="false"/>
      <style:text-properties style:font-name="Arial" fo:font-weight="bold" style:font-weight-asian="bold" style:font-name-complex="Arial1"/>
    </style:style>
    <style:style style:name="P3" style:family="paragraph" style:parent-style-name="Standard">
      <style:text-properties style:font-name="Arial" style:font-name-complex="Arial1"/>
    </style:style>
    <style:style style:name="P4" style:family="paragraph" style:parent-style-name="Standard">
      <style:text-properties style:font-name="Arial" fo:font-weight="normal" officeooo:rsid="003e0600" officeooo:paragraph-rsid="003e0600" style:font-weight-asian="normal" style:font-name-complex="Arial1" style:font-weight-complex="normal"/>
    </style:style>
    <style:style style:name="P5" style:family="paragraph" style:parent-style-name="Standard">
      <style:text-properties style:font-name="Times" fo:font-size="10pt" style:font-size-asian="10pt" style:font-size-complex="10pt"/>
    </style:style>
    <style:style style:name="P6" style:family="paragraph" style:parent-style-name="Standard">
      <style:paragraph-properties fo:text-align="justify" style:justify-single-word="false"/>
      <style:text-properties fo:color="#000000" style:font-name="Arial" fo:font-size="11pt" fo:font-weight="bold" style:font-size-asian="11pt" style:font-weight-asian="bold" style:font-name-complex="Arial1" style:font-size-complex="11pt" style:font-weight-complex="bold"/>
    </style:style>
    <style:style style:name="P7" style:family="paragraph" style:parent-style-name="Standard">
      <style:text-properties officeooo:paragraph-rsid="0049f4e9"/>
    </style:style>
    <style:style style:name="P8" style:family="paragraph" style:parent-style-name="Standard">
      <style:paragraph-properties fo:margin-left="0in" fo:margin-right="-0.5in" fo:text-indent="0in" style:auto-text-indent="false"/>
    </style:style>
    <style:style style:name="P9" style:family="paragraph" style:parent-style-name="Standard">
      <style:paragraph-properties fo:margin-left="0in" fo:margin-right="-0.5in" fo:text-indent="0in" style:auto-text-indent="false"/>
      <style:text-properties style:font-name="Arial" style:font-name-complex="Arial1"/>
    </style:style>
    <style:style style:name="P10" style:family="paragraph" style:parent-style-name="Standard">
      <style:paragraph-properties fo:margin-left="0in" fo:margin-right="-0.5in" fo:text-align="center" style:justify-single-word="false" fo:text-indent="0in" style:auto-text-indent="false"/>
      <style:text-properties style:font-name="Arial" style:font-name-complex="Arial1"/>
    </style:style>
    <style:style style:name="P11" style:family="paragraph" style:parent-style-name="Standard">
      <style:paragraph-properties fo:margin-left="0in" fo:margin-right="-0.5in" fo:text-indent="0in" style:auto-text-indent="false"/>
      <style:text-properties style:font-name="Arial" fo:font-weight="bold" style:font-weight-asian="bold" style:font-name-complex="Arial1"/>
    </style:style>
    <style:style style:name="P12" style:family="paragraph" style:parent-style-name="Standard">
      <style:paragraph-properties fo:margin-left="0in" fo:margin-right="-0.5in" fo:text-indent="0in" style:auto-text-indent="false"/>
      <style:text-properties officeooo:paragraph-rsid="001b0c14"/>
    </style:style>
    <style:style style:name="P13" style:family="paragraph" style:parent-style-name="Standard">
      <style:paragraph-properties fo:margin-left="0in" fo:margin-right="-0.5in" fo:text-indent="0in" style:auto-text-indent="false"/>
      <style:text-properties fo:font-weight="bold" officeooo:rsid="003e0600" officeooo:paragraph-rsid="003e0600" style:font-weight-asian="bold" style:font-weight-complex="bold"/>
    </style:style>
    <style:style style:name="P14" style:family="paragraph" style:parent-style-name="Standard">
      <style:paragraph-properties fo:margin-left="0in" fo:margin-right="-0.5in" fo:text-indent="0in" style:auto-text-indent="false"/>
      <style:text-properties officeooo:paragraph-rsid="000ead29"/>
    </style:style>
    <style:style style:name="P15" style:family="paragraph" style:parent-style-name="Standard">
      <style:paragraph-properties fo:margin-left="0in" fo:margin-right="-0.5in" fo:text-indent="0in" style:auto-text-indent="false"/>
      <style:text-properties officeooo:rsid="0044616a" officeooo:paragraph-rsid="0044616a"/>
    </style:style>
    <style:style style:name="P16" style:family="paragraph" style:parent-style-name="Standard">
      <style:paragraph-properties fo:margin-left="0in" fo:margin-right="-0.5in" fo:text-indent="0in" style:auto-text-indent="false"/>
      <style:text-properties officeooo:paragraph-rsid="004c3514"/>
    </style:style>
    <style:style style:name="P17" style:family="paragraph" style:parent-style-name="Standard">
      <style:paragraph-properties fo:margin-left="0.5in" fo:margin-right="0in" fo:text-indent="0in" style:auto-text-indent="false"/>
      <style:text-properties style:font-name="Arial" style:font-name-complex="Arial1"/>
    </style:style>
    <style:style style:name="P18" style:family="paragraph" style:parent-style-name="Text_20_body_20_indent">
      <style:paragraph-properties fo:margin-left="0in" fo:margin-right="0in" fo:text-indent="0in" style:auto-text-indent="false"/>
      <style:text-properties style:font-name="Arial" style:font-name-complex="Arial1"/>
    </style:style>
    <style:style style:name="P19" style:family="paragraph" style:parent-style-name="footnote_20_text" style:master-page-name="Converted2">
      <style:paragraph-properties style:page-number="auto"/>
      <style:text-properties style:font-name="Arial" fo:font-size="10pt" style:font-size-asian="10pt" style:font-name-complex="Arial1" style:font-size-complex="10pt"/>
    </style:style>
    <style:style style:name="P20" style:family="paragraph" style:parent-style-name="footnote_20_text" style:master-page-name="Converted6">
      <style:paragraph-properties style:page-number="auto"/>
      <style:text-properties style:font-name="Arial" fo:font-size="10pt" style:font-size-asian="10pt" style:font-name-complex="Arial1" style:font-size-complex="10pt"/>
    </style:style>
    <style:style style:name="P21" style:family="paragraph" style:parent-style-name="Standard" style:master-page-name="Standard">
      <style:paragraph-properties fo:text-align="center" style:justify-single-word="false" style:page-number="auto"/>
      <style:text-properties style:font-name="Arial" fo:font-weight="bold" style:font-weight-asian="bold" style:font-name-complex="Arial1"/>
    </style:style>
    <style:style style:name="P22" style:family="paragraph" style:parent-style-name="Standard" style:list-style-name="WWNum2">
      <style:paragraph-properties fo:orphans="0" fo:widows="0"/>
      <style:text-properties style:font-name="Calibri" style:font-name-complex="Calibri1"/>
    </style:style>
    <style:style style:name="P23" style:family="paragraph" style:parent-style-name="Standard" style:list-style-name="WWNum2">
      <style:text-properties style:font-name="Calibri" style:font-name-complex="Calibri1"/>
    </style:style>
    <style:style style:name="P24" style:family="paragraph" style:parent-style-name="Standard" style:list-style-name="WWNum1"/>
    <style:style style:name="P25" style:family="paragraph" style:parent-style-name="Standard" style:list-style-name="WWNum1">
      <style:text-properties style:font-name="Arial" style:font-name-complex="Arial1"/>
    </style:style>
    <style:style style:name="P26" style:family="paragraph" style:parent-style-name="Standard" style:list-style-name="L1">
      <style:text-properties fo:font-weight="bold" officeooo:rsid="003e0600" officeooo:paragraph-rsid="003e0600" style:font-weight-asian="bold" style:font-weight-complex="bold"/>
    </style:style>
    <style:style style:name="P27" style:family="paragraph" style:parent-style-name="Standard" style:master-page-name="Converted4">
      <style:paragraph-properties style:page-number="auto"/>
      <style:text-properties fo:color="#000000" style:font-name="Arial" fo:font-size="10pt" style:font-size-asian="10pt" style:font-name-complex="Arial1" style:font-size-complex="10pt"/>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0ead29" style:font-weight-asian="bold" style:font-name-complex="Arial1"/>
    </style:style>
    <style:style style:name="T3" style:family="text">
      <style:text-properties style:font-name="Arial" fo:font-weight="bold" officeooo:rsid="001b0c14" style:font-weight-asian="bold" style:font-name-complex="Arial1"/>
    </style:style>
    <style:style style:name="T4" style:family="text">
      <style:text-properties style:font-name="Arial" fo:font-weight="bold" officeooo:rsid="001f67f9" style:font-weight-asian="bold" style:font-name-complex="Arial1"/>
    </style:style>
    <style:style style:name="T5" style:family="text">
      <style:text-properties style:font-name="Arial" fo:font-weight="bold" style:font-weight-asian="bold" style:font-name-complex="Arial1" style:font-weight-complex="bold"/>
    </style:style>
    <style:style style:name="T6" style:family="text">
      <style:text-properties style:font-name="Arial" fo:font-weight="bold" officeooo:rsid="000ead29" style:font-weight-asian="bold" style:font-name-complex="Arial1" style:font-weight-complex="bold"/>
    </style:style>
    <style:style style:name="T7" style:family="text">
      <style:text-properties style:font-name="Arial" fo:font-weight="bold" officeooo:rsid="004c3514" style:font-weight-asian="bold" style:font-name-complex="Arial1" style:font-weight-complex="bold"/>
    </style:style>
    <style:style style:name="T8" style:family="text">
      <style:text-properties style:font-name="Arial" fo:font-weight="bold" officeooo:rsid="004c3514" style:font-weight-asian="bold" style:font-name-complex="Arial1"/>
    </style:style>
    <style:style style:name="T9" style:family="text">
      <style:text-properties style:font-name="Arial" style:font-name-complex="Arial1"/>
    </style:style>
    <style:style style:name="T10" style:family="text">
      <style:text-properties style:font-name="Arial" officeooo:rsid="000db46b" style:font-name-complex="Arial1"/>
    </style:style>
    <style:style style:name="T11" style:family="text">
      <style:text-properties style:font-name="Arial" officeooo:rsid="000ead29" style:font-name-complex="Arial1"/>
    </style:style>
    <style:style style:name="T12" style:family="text">
      <style:text-properties style:font-name="Arial" officeooo:rsid="003e0600" style:font-name-complex="Arial1"/>
    </style:style>
    <style:style style:name="T13" style:family="text">
      <style:text-properties style:font-name="Arial" officeooo:rsid="0044616a" style:font-name-complex="Arial1"/>
    </style:style>
    <style:style style:name="T14" style:family="text">
      <style:text-properties style:font-name="Arial" officeooo:rsid="0047567c" style:font-name-complex="Arial1"/>
    </style:style>
    <style:style style:name="T15" style:family="text">
      <style:text-properties style:font-name="Arial" officeooo:rsid="004b28c6" style:font-name-complex="Arial1"/>
    </style:style>
    <style:style style:name="T16" style:family="text">
      <style:text-properties style:font-name="Arial" officeooo:rsid="004f74b0" style:font-name-complex="Arial1"/>
    </style:style>
    <style:style style:name="T17" style:family="text">
      <style:text-properties style:font-name="Arial" fo:font-size="11pt" fo:font-weight="bold" style:font-size-asian="11pt" style:font-weight-asian="bold" style:font-name-complex="Arial1" style:font-size-complex="11pt"/>
    </style:style>
    <style:style style:name="T18" style:family="text">
      <style:text-properties style:font-name="Arial" fo:font-size="11pt" style:font-size-asian="11pt" style:font-name-complex="Arial1" style:font-size-complex="11pt"/>
    </style:style>
    <style:style style:name="T19" style:family="text">
      <style:text-properties style:font-name="Arial" fo:font-style="italic" fo:font-weight="bold" style:font-style-asian="italic" style:font-weight-asian="bold" style:font-name-complex="Arial1"/>
    </style:style>
    <style:style style:name="T20" style:family="text">
      <style:text-properties style:font-name="Arial" style:text-underline-style="solid" style:text-underline-width="auto" style:text-underline-color="font-color" fo:font-weight="bold" style:font-weight-asian="bold" style:font-name-complex="Arial1" style:font-weight-complex="bold"/>
    </style:style>
    <style:style style:name="T21" style:family="text">
      <style:text-properties style:font-name="Arial" fo:font-weight="normal" style:font-weight-asian="normal" style:font-name-complex="Arial1" style:font-weight-complex="normal"/>
    </style:style>
    <style:style style:name="T22" style:family="text">
      <style:text-properties style:font-name="Arial" fo:font-weight="normal" officeooo:rsid="004b28c6" style:font-weight-asian="normal" style:font-name-complex="Arial1" style:font-weight-complex="normal"/>
    </style:style>
    <style:style style:name="T23" style:family="text">
      <style:text-properties style:font-name="Arial" fo:font-weight="normal" officeooo:rsid="004c3514" style:font-weight-asian="normal" style:font-name-complex="Arial1" style:font-weight-complex="normal"/>
    </style:style>
    <style:style style:name="T24" style:family="text">
      <style:text-properties style:font-name="Arial" fo:font-weight="normal" officeooo:rsid="004d93e0" style:font-weight-asian="normal" style:font-name-complex="Arial1" style:font-weight-complex="normal"/>
    </style:style>
    <style:style style:name="T25" style:family="text">
      <style:text-properties fo:color="#000000" style:font-name="Calibri" fo:background-color="#ffffff" loext:char-shading-value="0"/>
    </style:style>
    <style:style style:name="T26" style:family="text">
      <style:text-properties fo:color="#000000" style:font-name="Arial" fo:font-size="11pt" fo:font-weight="normal" style:font-size-asian="11pt" style:font-weight-asian="normal" style:font-name-complex="Arial1" style:font-size-complex="11pt"/>
    </style:style>
    <style:style style:name="T27" style:family="text">
      <style:text-properties fo:color="#00000a" style:font-name="Arial" officeooo:rsid="0031fca0" style:font-name-complex="Arial1"/>
    </style:style>
    <style:style style:name="T28" style:family="text">
      <style:text-properties fo:color="#00000a" style:font-name="Arial" officeooo:rsid="00472143" style:font-name-complex="Arial1"/>
    </style:style>
    <style:style style:name="T29" style:family="text">
      <style:text-properties fo:color="#00000a" style:font-name="Arial" officeooo:rsid="0031f221" style:font-name-complex="Arial1"/>
    </style:style>
    <style:style style:name="T30" style:family="text">
      <style:text-properties fo:color="#00000a" style:font-name="Arial" officeooo:rsid="00383342" style:font-name-complex="Arial1"/>
    </style:style>
    <style:style style:name="T31" style:family="text">
      <style:text-properties fo:color="#00000a" style:font-name="Arial" officeooo:rsid="003e0600" style:font-name-complex="Arial1"/>
    </style:style>
    <style:style style:name="T32" style:family="text">
      <style:text-properties fo:color="#00000a" style:font-name="Arial" officeooo:rsid="004d4948" style:font-name-complex="Arial1"/>
    </style:style>
    <style:style style:name="T33" style:family="text">
      <style:text-properties fo:color="#00000a" style:font-name="Arial" fo:font-weight="bold" officeooo:rsid="0031fca0" style:font-weight-asian="bold" style:font-name-complex="Arial1"/>
    </style:style>
    <style:style style:name="T34" style:family="text">
      <style:text-properties fo:color="#00000a" style:font-name="Arial" fo:font-weight="bold" officeooo:rsid="00459f36" style:font-weight-asian="bold" style:font-name-complex="Arial1"/>
    </style:style>
    <style:style style:name="T35" style:family="text">
      <style:text-properties fo:color="#00000a" style:font-name="Arial" fo:font-size="11pt" fo:font-style="normal" fo:font-weight="normal" officeooo:rsid="0031fca0" style:font-size-asian="11pt" style:font-style-asian="normal" style:font-weight-asian="normal" style:font-name-complex="Arial1" style:font-size-complex="11pt" style:font-style-complex="normal" style:font-weight-complex="normal"/>
    </style:style>
    <style:style style:name="T36" style:family="text">
      <style:text-properties fo:color="#00000a" style:font-name="Arial" fo:font-size="11pt" fo:font-style="normal" fo:font-weight="normal" officeooo:rsid="004d4948" style:font-size-asian="11pt" style:font-style-asian="normal" style:font-weight-asian="normal" style:font-name-complex="Arial1" style:font-size-complex="11pt" style:font-style-complex="normal" style:font-weight-complex="normal"/>
    </style:style>
    <style:style style:name="T37" style:family="text">
      <style:text-properties fo:color="#00000a" style:text-position="super 58%" style:font-name="Arial" fo:font-size="11pt" fo:font-style="normal" fo:font-weight="normal" officeooo:rsid="004d4948" style:font-size-asian="11pt" style:font-style-asian="normal" style:font-weight-asian="normal" style:font-name-complex="Arial1" style:font-size-complex="11pt" style:font-style-complex="normal" style:font-weight-complex="normal"/>
    </style:style>
    <style:style style:name="T38" style:family="text">
      <style:text-properties officeooo:rsid="002f4e94"/>
    </style:style>
    <style:style style:name="T39" style:family="text">
      <style:text-properties officeooo:rsid="003e9e94"/>
    </style:style>
    <style:style style:name="T40" style:family="text">
      <style:text-properties officeooo:rsid="004151ec"/>
    </style:style>
    <style:style style:name="T41" style:family="text">
      <style:text-properties officeooo:rsid="0042704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CSC/CPE 203: Project-based Object-Oriented Programming and Design </text:p>
      <text:p text:style-name="P10"> </text:p>
      <text:p text:style-name="P8"><text:span text:style-name="T1">Professor:</text:span><text:span text:style-name="T9"> <text:s/></text:span><text:span text:style-name="T16">William</text:span><text:span text:style-name="T10"> Foote</text:span></text:p>
      <text:p text:style-name="P16"><text:span text:style-name="T8">Section 3, 4 </text:span><text:span text:style-name="T3">Lecture: <text:s/></text:span><text:span text:style-name="T23">MWF 3-4 2-203, lab MWF 4-5 20-0127</text:span></text:p>
      <text:p text:style-name="P16"><text:span text:style-name="T7">Section 5, 6 Lecture: <text:s/></text:span><text:span text:style-name="T23">MWF 5-6 52-E26, lab MWF 6-7 20-127</text:span></text:p>
      <text:p text:style-name="P12"><text:span text:style-name="T1">Office</text:span><text:span text:style-name="T9">: </text:span><text:span text:style-name="T13">14-203</text:span></text:p>
      <text:p text:style-name="P14"><text:span text:style-name="T2">Department </text:span><text:span text:style-name="T1">Phone:</text:span><text:span text:style-name="T9"> </text:span><text:span text:style-name="T11">805-756-2824</text:span></text:p>
      <text:p text:style-name="P15"><text:span text:style-name="T6">M</text:span><text:span text:style-name="T5">y phone:</text:span><text:span text:style-name="T9"> <text:s/></text:span><text:span text:style-name="T14">805 756 2921</text:span></text:p>
      <text:p text:style-name="P8"><text:span text:style-name="T4">O</text:span><text:span text:style-name="T1">ffice </text:span><text:span text:style-name="T4">H</text:span><text:span text:style-name="T1">ours</text:span><text:span text:style-name="T9">: <text:s/></text:span><text:span text:style-name="T24">MWF 2-3, Tuesday 10-12</text:span></text:p>
      <text:p text:style-name="P8"><text:span text:style-name="T4">E</text:span><text:span text:style-name="T1">mail</text:span><text:span text:style-name="T9">: <text:s/></text:span><text:span text:style-name="T10">wffoote@calpoly.edu</text:span></text:p>
      <text:p text:style-name="P9"/>
      <text:p text:style-name="Standard"><text:span text:style-name="T17">Course Description</text:span><text:span text:style-name="T18">:</text:span><text:span text:style-name="T25"> Object-oriented programming and design with applications to project construction. Introduction to class design, interfaces, inheritance, generics, exceptions, streams, and testing. 3 lectures, 1 laboratory. Prerequisite: CPE/CSC 202 with a grade of C- or better or consent of instructor. </text:span></text:p>
      <text:p text:style-name="P5"/>
      <text:p text:style-name="P1"/>
      <text:h text:style-name="Heading_20_1" text:outline-level="1"><text:span text:style-name="T18">Course Objectives: </text:span><text:span text:style-name="T26">By the end of the quarter students will be able to:</text:span></text:h>
      <text:list xml:id="list1526043379" text:style-name="WWNum2">
        <text:list-item>
          <text:p text:style-name="P22">Explain key object‐oriented concepts including: classes, objects, methods, instantiation invocation, interaction between objects, composition, encapsulation, and use of class libraries.</text:p>
        </text:list-item>
        <text:list-item>
          <text:p text:style-name="P22">Use object‐oriented concepts and design to implement moderately sophisticated "large" programs</text:p>
        </text:list-item>
        <text:list-item>
          <text:p text:style-name="P22">Describe the philosophy and mechanics of interfaces including abstraction and specification independence of specification and implementation, contractual requirements in interface implementation, subtypes and type casting, polymorphism, interface hierarchies, and implementation of multiple interfaces.</text:p>
        </text:list-item>
        <text:list-item>
          <text:p text:style-name="P22">Define interfaces in programs to support abstractions according to the principles of interface segregation and dependency inversion where design weaknesses are identified.</text:p>
        </text:list-item>
        <text:list-item>
          <text:p text:style-name="P23">Create a unit test plan for a set of methods in a class.</text:p>
        </text:list-item>
        <text:list-item>
          <text:p text:style-name="P22">Implement program pieces (classes and methods) that use generic types.</text:p>
        </text:list-item>
        <text:list-item>
          <text:p text:style-name="P22">Discuss the differences among generics, subtyping, and overloading.</text:p>
        </text:list-item>
        <text:list-item>
          <text:p text:style-name="P22">Describe the philosophy and mechanics of inheritance including generalization, specialization via extension, difference between extension and composition, subtypes and type casting, polymorphism, and inheritance hierarchies.</text:p>
        </text:list-item>
        <text:list-item>
          <text:p text:style-name="P22">Use inheritance in the implementation of program components such as in the application of a refactoring process to an existing software implementation to improve some aspect of its design.</text:p>
        </text:list-item>
        <text:list-item>
          <text:p text:style-name="P22">Explain the relationship between object‐oriented inheritance (code‐sharing and overriding) and subtyping</text:p>
        </text:list-item>
        <text:list-item>
          <text:p text:style-name="P22">Articulate design principles including separation of concerns, information hiding, coupling and cohesion, and encapsulation.</text:p>
        </text:list-item>
        <text:list-item>
          <text:p text:style-name="P22"><text:soft-page-break/>Apply class design principles to the development of a design document for a moderately sophisticated "large" program.</text:p>
        </text:list-item>
      </text:list>
      <text:p text:style-name="P6"/>
      <text:p text:style-name="P6"/>
      <text:p text:style-name="P6"/>
      <text:p text:style-name="P6">(Some of the) Computer Science and University learning objectives</text:p>
      <text:list xml:id="list112210812848691" text:continue-numbering="true" text:style-name="WWNum2">
        <text:list-item>
          <text:p text:style-name="P22">Ability to apply knowledge of computing and mathematics</text:p>
        </text:list-item>
        <text:list-item>
          <text:p text:style-name="P22">Ability to analyze a problem and identify and define the computing requirements appropriate for its solution</text:p>
        </text:list-item>
        <text:list-item>
          <text:p text:style-name="P22">An ability to communicate effectively with a range of audiences</text:p>
        </text:list-item>
        <text:list-item>
          <text:p text:style-name="P22">An ability to use current techniques, skills, and tools necessary for computing practice</text:p>
        </text:list-item>
        <text:list-item>
          <text:p text:style-name="P22">Recognition of the need for, and an ability to engage in continuing professional development</text:p>
        </text:list-item>
      </text:list>
      <text:p text:style-name="P3"/>
      <text:p text:style-name="P11">Assignments/Grade breakdown:</text:p>
      <text:p text:style-name="P17"/>
      <text:list xml:id="list2299990029" text:style-name="WWNum1">
        <text:list-item>
          <text:p text:style-name="P25">1 final exam (3<text:span text:style-name="T41">2</text:span>% of final grade)</text:p>
        </text:list-item>
        <text:list-item>
          <text:p text:style-name="P25"><text:span text:style-name="T38">1</text:span> mid-term exam (<text:span text:style-name="T38">16</text:span>% of final grade) </text:p>
        </text:list-item>
        <text:list-item>
          <text:p text:style-name="P25">10 Lab exercises (1<text:span text:style-name="T39">0</text:span>% of final grade) (1% each)</text:p>
        </text:list-item>
        <text:list-item>
          <text:p text:style-name="P25"><text:span text:style-name="T40">6</text:span> stages of one larger project (<text:span text:style-name="T40">7</text:span>% each of final grade, 4<text:span text:style-name="T40">2</text:span>% total)</text:p>
        </text:list-item>
        <text:list-item>
          <text:p text:style-name="P24"><text:span text:style-name="T9">Please see each program description for final grading/rubric details. <text:s/></text:span><text:span text:style-name="T1">There is a strict late policy for all assignments</text:span><text:span text:style-name="T9"> – </text:span><text:span text:style-name="T12">5% off if one day late, 15% off if two days late. <text:s/>No assignments accepted after two days unless there is something on the order of a family emergency.</text:span></text:p>
        </text:list-item>
      </text:list>
      <text:p text:style-name="P3"/>
      <text:p text:style-name="P7"><text:span text:style-name="T34">Required</text:span><text:span text:style-name="T33"> Text</text:span><text:span text:style-name="T27">: Core Java – Volume 1 - Fundamentals" by Cay Horstmann</text:span><text:span text:style-name="T35">, </text:span><text:span text:style-name="T36">ISBN </text:span><text:span text:style-name="T32">978-0134177304</text:span><text:span text:style-name="T36">. <text:s/>The 10</text:span><text:span text:style-name="T37">th</text:span><text:span text:style-name="T36"> edition is fine</text:span><text:span text:style-name="T27">. <text:s/></text:span><text:span text:style-name="T31">Purchase or rental is a requirement of this course. <text:s/>I recommend the physical book – studies have shown that retention and concentration are improved by using a physical book instead of an electronic book, including with “digital natives.” <text:s/></text:span><text:span text:style-name="T28">A limited number of copies might be a</text:span><text:span text:style-name="T27">vailable as an ebook </text:span><text:span text:style-name="T29">for </text:span><text:span text:style-name="T31">evaluation</text:span><text:span text:style-name="T29"> via </text:span><text:a xlink:type="simple" xlink:href="https://bit.ly/2q1DlXP" text:style-name="Internet_20_link" text:visited-style-name="Visited_20_Internet_20_Link"><text:span text:style-name="T27">https://bit.ly/2q1DlXP</text:span></text:a><text:span text:style-name="T29">. <text:s/></text:span><text:span text:style-name="T28">Be sure to check the terms of us</text:span><text:span text:style-name="T30">e.</text:span></text:p>
      <text:p text:style-name="P3"/>
      <text:p text:style-name="P3"/>
      <text:p text:style-name="P11">Class style and logistics</text:p>
      <text:p text:style-name="P8"><text:span text:style-name="T9">I expect you to participate in class and engage with the class material. <text:s/></text:span><text:span text:style-name="T10">S</text:span><text:span text:style-name="T9">tudies suggest that taking longhand notes is one of the better ways to guarantee your engagement with the material in class)</text:span><text:span text:style-name="T9"><text:note text:id="ftn1" text:note-class="footnote"><text:note-citation>1</text:note-citation><text:note-body><text:p text:style-name="P19"><text:s text:c="2"/>http://www.theatlantic.com/technology/archive/2014/05/to-remember-a-lecture-better-take-notes-by-hand/361478/</text:p></text:note-body></text:note></text:span><text:span text:style-name="T9"> <text:s/>I also expect you to form a community of scholars for the duration of the quarter (and hopefully longer). My teaching style is very interactive – if you want to know more about why see (</text:span><text:span text:style-name="T9"><text:note text:id="ftn2" text:note-class="footnote"><text:note-citation>2</text:note-citation><text:note-body><text:p text:style-name="P27"><text:s text:c="2"/>Applying the Seven Principles for Good Practice in Undergraduate Education" (1991) Chickering and Gamson</text:p></text:note-body></text:note></text:span><text:span text:style-name="T9">). <text:s/></text:span></text:p>
      <text:p text:style-name="P9"/>
      <text:p text:style-name="P8"><text:span text:style-name="T9">Laptops have been shown to be distracting in lecture</text:span><text:span text:style-name="T9"><text:note text:id="ftn3" text:note-class="footnote"><text:note-citation>3</text:note-citation><text:note-body><text:p text:style-name="P20"><text:s text:c="2"/>http://www.yorku.ca/ncepeda/laptopFAQ.html</text:p></text:note-body></text:note></text:span><text:span text:style-name="T9"> and are not allowed unless specified (or a specific exception is negotiated) -- same for cell phones.</text:span></text:p>
      <text:p text:style-name="P9"/>
      <text:p text:style-name="Standard"><text:soft-page-break/><text:span text:style-name="T1">Lecture and Lab Attendance</text:span><text:span text:style-name="T9">: Attendance and participation in the course is mandatory.  Participation includes responding to questions in class, lab or office hours and making observations or discussing course material in class, lab or office hours. <text:s/></text:span><text:span text:style-name="T15">In order to make up a missed exam, you must have a note from a doctor, or other documentation to prove that you absence was unavoidable.</text:span></text:p>
      <text:p text:style-name="P3">  </text:p>
      <text:p text:style-name="Standard"><text:span text:style-name="T1">Lab and Lab Exercises:</text:span><text:span text:style-name="T9"> Regular and frequent labs will be assigned and collected each week and, together; will comprise 10% of your course grade.  The three hours of scheduled lab time each week is the primary time your instructor will be available for questions and assistance – </text:span><text:span text:style-name="T19">make wise use of this resource!</text:span><text:span text:style-name="T9">  You are expected to work on the lab exercises during your scheduled lab time plus as much additional time as necessary to complete them.  The lab exercises are designed to familiarize you with some of the concepts necessary to complete your projects and to help you do well on quizzes and exams.  You may work on your projects in lab </text:span><text:span text:style-name="T19">after</text:span><text:span text:style-name="T9"> completing all currently assigned labs.</text:span><text:span text:style-name="T1"> </text:span></text:p>
      <text:p text:style-name="P18"> <text:tab/> </text:p>
      <text:p text:style-name="P8"><text:span text:style-name="T1">Honesty:</text:span><text:span text:style-name="T9"> <text:s/>Although I encourage you to have lively discussions with one another, </text:span><text:span text:style-name="T20">all work you hand in must be your own work, unless otherwise specified</text:span><text:span text:style-name="T9">. <text:s/>If your program or parts of your program are plagiarized from another student or unapproved source, you will fail the course and a letter will be put in your file with Cal Poly Judicial Affairs.</text:span></text:p>
      <text:p text:style-name="P9"/>
      <text:p text:style-name="P13"><text:span text:style-name="T9">Class Logistics:</text:span><text:span text:style-name="T21"> <text:s/>Assignments are turned in via github, and grades are given via github. <text:s/></text:span><text:span text:style-name="T22">An introductory assignment</text:span><text:span text:style-name="T21"> sets up the needed github repositories. <text:s/>You will have three:</text:span></text:p>
      <text:list xml:id="list3365070742" text:style-name="L1">
        <text:list-item>
          <text:p text:style-name="P26"><text:span text:style-name="T9">materials</text:span><text:span text:style-name="T21"> is a read-only repository where class materials are distributed.</text:span></text:p>
        </text:list-item>
        <text:list-item>
          <text:p text:style-name="P26"><text:span text:style-name="T9">turnin-XXX</text:span><text:span text:style-name="T21"> (where XXX is your github user ID) is where you turn in assignments. <text:s/>A tool called “checkgit” allows you to make sure that you’ve pushed the right files to the repository.</text:span></text:p>
        </text:list-item>
        <text:list-item>
          <text:p text:style-name="P26"><text:span text:style-name="T9">feedback-XXX</text:span><text:span text:style-name="T21"> is where grade reports are sent back to you. <text:s/>This includes an ongoing cumulative grade report.</text:span></text:p>
        </text:list-item>
      </text:list>
      <text:p text:style-name="P4">It is your responsibility to check the cumulative grade report to be sure that your grade has been correctly record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style:text-properties fo:color="#ffffff"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style:text-properties fo:color="#ffffff" fo:font-size="13.5pt" fo:font-weight="bold" style:font-size-asian="13.5pt" style:font-weight-asian="bold" style:font-size-complex="13.5pt" style:font-weight-complex="bold"/>
    </style:style>
    <style:style style:name="Text_20_body_20_indent" style:display-name="Text body indent" style:family="paragraph" style:parent-style-name="Standard" style:default-outline-level="" style:class="text">
      <style:paragraph-properties fo:margin-left="0.5in" fo:margin-right="0in" fo:text-indent="0in" style:auto-text-indent="false"/>
      <style:text-properties style:font-size-complex="10pt"/>
    </style:style>
    <style:style style:name="Normal_20__28_Web_29_" style:display-name="Normal (Web)" style:family="paragraph" style:parent-style-name="Standard" style:default-outline-level=""/>
    <style:style style:name="footnote_20_text" style:display-name="footnote text" style:family="paragraph" style:parent-style-name="Standard" style:default-outline-level=""/>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Body_20_Text_20_Indent_20_Char" style:display-name="Body Text Indent Char" style:family="text">
      <style:text-properties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s1" style:family="text"/>
    <style:style style:name="Footnote_20_Text_20_Char" style:display-name="Footnote Text Char" style:family="text">
      <style:text-properties fo:font-size="12pt" style:font-size-asian="12pt" style:font-size-complex="12pt"/>
    </style:style>
    <style:style style:name="footnote_20_reference" style:display-name="footnote reference" style:family="text">
      <style:text-properties style:text-position="super 58%"/>
    </style:style>
    <style:style style:name="ListLabel_20_1" style:display-name="ListLabel 1" style:family="text">
      <style:text-properties style:font-name-complex="Helvetica" style:font-family-complex="Helvetica"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2" style:display-name="ListLabel 2" style:family="text">
      <style:text-properties style:font-name="Arial" fo:font-family="Arial" style:font-family-generic="roman" style:font-pitch="variable" style:font-name-complex="Wingdings1" style:font-family-complex="Wingdings" style:font-family-generic-complex="system" style:font-pitch-complex="variable"/>
    </style:style>
    <style:style style:name="ListLabel_20_3" style:display-name="ListLabel 3" style:family="text">
      <style:text-properties style:font-name="Arial" fo:font-family="Arial" style:font-family-generic="roman" style:font-pitch="variable" style:font-name-complex="Symbol1" style:font-family-complex="Symbol"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5"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2:56:00</meta:creation-date>
    <meta:initial-creator>zwood</meta:initial-creator>
    <dc:language>en-US</dc:language>
    <meta:print-date>2015-09-24T15:41:00</meta:print-date>
    <dc:date>2019-01-04T11:22:09.759426336</dc:date>
    <meta:editing-cycles>73</meta:editing-cycles>
    <meta:editing-duration>PT4H54M24S</meta:editing-duration>
    <meta:generator>LibreOffice/6.0.7.3$Linux_X86_64 LibreOffice_project/00m0$Build-3</meta:generator>
    <meta:document-statistic meta:table-count="0" meta:image-count="0" meta:object-count="0" meta:page-count="3" meta:paragraph-count="53" meta:word-count="1035" meta:character-count="6820" meta:non-whitespace-character-count="5807"/>
    <meta:user-defined meta:name="AppVersion">14.0000</meta:user-defined>
    <meta:user-defined meta:name="Company">California Polytechnic Stat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